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10.712cm"/>
    </style:style>
    <style:style style:name="gr2" style:family="graphic" style:parent-style-name="Section">
      <style:graphic-properties fo:min-height="0.483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Code">
      <style:graphic-properties fo:min-height="0.414cm"/>
    </style:style>
    <style:style style:name="gr5" style:family="graphic" style:parent-style-name="Code">
      <style:graphic-properties fo:min-height="2.271cm"/>
    </style:style>
    <style:style style:name="gr6" style:family="graphic" style:parent-style-name="Section">
      <style:graphic-properties fo:min-height="0.484cm"/>
    </style:style>
    <style:style style:name="gr7" style:family="graphic" style:parent-style-name="Code">
      <style:graphic-properties fo:min-height="3.198cm"/>
    </style:style>
    <style:style style:name="gr8" style:family="graphic" style:parent-style-name="Plus_20_Sign">
      <style:graphic-properties draw:textarea-horizontal-align="center" draw:textarea-vertical-align="middle"/>
    </style:style>
    <style:style style:name="gr9" style:family="graphic" style:parent-style-name="Plus_20_Sign">
      <style:graphic-properties draw:textarea-horizontal-align="center" draw:textarea-vertical-align="middle"/>
    </style:style>
    <style:style style:name="gr10" style:family="graphic" style:parent-style-name="Code">
      <style:graphic-properties fo:min-height="4.59cm"/>
    </style:style>
    <style:style style:name="gr11" style:family="graphic" style:parent-style-name="Code">
      <style:graphic-properties fo:min-height="0.87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cm" fo:min-width="10.849cm"/>
    </style:style>
    <style:style style:name="gr14" style:family="graphic" style:parent-style-name="Code">
      <style:graphic-properties fo:min-height="2.42cm"/>
    </style:style>
    <style:style style:name="gr15" style:family="graphic" style:parent-style-name="Code">
      <style:graphic-properties fo:min-height="3.201cm"/>
    </style:style>
    <style:style style:name="P1" style:family="paragraph">
      <style:paragraph-properties fo:text-align="start"/>
      <style:text-properties fo:font-size="16pt" style:font-size-asian="16pt" style:font-size-complex="16pt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style:text-properties fo:font-family="'Bitstream Vera Sans'" style:font-family-generic="swiss" style:font-pitch="variable" fo:font-size="8pt" style:font-size-asian="8pt" style:font-size-complex="8pt"/>
    </style:style>
    <style:style style:name="P5" style:family="paragraph">
      <style:paragraph-properties style:text-autospace="none"/>
    </style:style>
    <style:style style:name="P6" style:family="paragraph">
      <style:paragraph-properties style:text-autospace="none"/>
      <style:text-properties fo:font-family="'Bitstream Vera Sans'" style:font-family-generic="swiss" style:font-pitch="variable" fo:font-size="8pt" style:font-size-asian="8pt" style:font-size-complex="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font-size-asian="16pt" style:font-size-complex="16pt"/>
    </style:style>
    <style:style style:name="T3" style:family="text">
      <style:text-properties fo:color="#999999" style:font-size-asian="16pt" style:font-size-complex="16pt"/>
    </style:style>
    <style:style style:name="T4" style:family="text">
      <style:text-properties fo:color="#00ae00" fo:font-style="italic" style:font-size-asian="16pt" style:font-style-asian="italic" style:font-size-complex="16pt" style:font-style-complex="italic"/>
    </style:style>
    <style:style style:name="T5" style:family="text">
      <style:text-properties fo:color="#0000ff" fo:font-style="italic" style:font-size-asian="16pt" style:font-style-asian="italic" style:font-size-complex="16pt" style:font-style-complex="italic"/>
    </style:style>
    <style:style style:name="T6" style:family="text">
      <style:text-properties fo:color="#0000ff" fo:font-style="normal" style:font-size-asian="16pt" style:font-style-asian="normal" style:font-size-complex="16pt" style:font-style-complex="normal"/>
    </style:style>
    <style:style style:name="T7" style:family="text">
      <style:text-properties fo:color="#0000ff" style:font-size-asian="16pt" style:font-size-complex="16pt"/>
    </style:style>
    <style:style style:name="T8" style:family="text">
      <style:text-properties fo:color="#999999" fo:font-weight="normal" style:font-size-asian="16pt" style:font-weight-asian="normal" style:font-size-complex="16pt" style:font-weight-complex="normal"/>
    </style:style>
    <style:style style:name="T9" style:family="text">
      <style:text-properties fo:color="#000000" fo:font-weight="normal" style:font-size-asian="16pt" style:font-weight-asian="normal" style:font-size-complex="16pt" style:font-weight-complex="normal"/>
    </style:style>
    <style:style style:name="T10" style:family="text">
      <style:text-properties fo:color="#00ae00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1" style:family="text">
      <style:text-properties fo:color="#000000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" style:family="text">
      <style:text-properties fo:color="#999999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3" style:family="text">
      <style:text-properties fo:font-weight="bold" style:font-size-asian="8pt" style:font-weight-asian="bold" style:font-size-complex="8pt" style:font-weight-complex="bold"/>
    </style:style>
    <style:style style:name="T14" style:family="text">
      <style:text-properties fo:color="#0000ff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5" style:family="text">
      <style:text-properties fo:color="#0000ff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6" style:family="text">
      <style:text-properties fo:color="#000000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7" style:family="text">
      <style:text-properties fo:font-family="'Bitstream Vera Sans'" style:font-family-generic="swiss" style:font-pitch="variable" fo:font-size="8pt" style:font-size-asian="8pt" style:font-size-complex="8pt"/>
    </style:style>
    <style:style style:name="T18" style:family="text">
      <style:text-properties style:use-window-font-color="true" style:text-outline="false" style:text-line-through-style="none" fo:font-family="'Bitstream Vera Sans'" style:font-family-generic="swiss" style:font-pitch="variable" fo:font-size="8pt" fo:font-style="normal" fo:text-shadow="none" style:text-underline-style="none" fo:font-weight="normal" style:letter-kerning="true" style:font-family-asian="'Courier New'" style:font-family-generic-asian="modern" style:font-pitch-asian="fixed" style:font-size-asian="8pt" style:font-style-asian="normal" style:font-weight-asian="normal" style:font-family-complex="'Courier New'" style:font-family-generic-complex="modern" style:font-pitch-complex="fixed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9cm" svg:height="0.903cm" svg:x="1cm" svg:y="1.055cm">
          <draw:text-box>
            <text:p text:style-name="P1"><text:span text:style-name="T1">Serialized Array Notation</text:span></text:p>
          </draw:text-box>
        </draw:frame>
        <draw:frame draw:style-name="gr2" draw:layer="layout" svg:width="8.533cm" svg:height="0.84cm" svg:x="1cm" svg:y="3.956cm">
          <draw:text-box>
            <text:p>Single / Simple</text:p>
          </draw:text-box>
        </draw:frame>
        <draw:frame draw:style-name="gr2" draw:layer="layout" svg:width="8.533cm" svg:height="0.84cm" svg:x="0.999cm" svg:y="2.278cm">
          <draw:text-box>
            <text:p>Pattern</text:p>
          </draw:text-box>
        </draw:frame>
        <draw:line draw:style-name="gr3" draw:text-style-name="P3" draw:layer="layout" svg:x1="1cm" svg:y1="3.011cm" svg:x2="8.2cm" svg:y2="3.011cm">
          <text:p/>
        </draw:line>
        <draw:line draw:style-name="gr3" draw:text-style-name="P3" draw:layer="layout" svg:x1="1.001cm" svg:y1="5.289cm" svg:x2="8.201cm" svg:y2="5.289cm">
          <text:p/>
        </draw:line>
        <draw:frame draw:style-name="gr4" draw:layer="layout" svg:width="12.532cm" svg:height="0.708cm" svg:x="1cm" svg:y="3.134cm">
          <draw:text-box>
            <text:p><text:span text:style-name="T2">array(</text:span><text:span text:style-name="T3">(string)</text:span><text:span text:style-name="T2"> </text:span><text:span text:style-name="T4">typeName</text:span><text:span text:style-name="T2">, </text:span><text:span text:style-name="T3">(mixed)</text:span><text:span text:style-name="T2"> </text:span><text:span text:style-name="T4">value</text:span><text:span text:style-name="T2">);</text:span></text:p>
          </draw:text-box>
        </draw:frame>
        <draw:frame draw:style-name="gr5" draw:layer="layout" svg:width="12.532cm" svg:height="2.536cm" svg:x="1cm" svg:y="4.66cm">
          <draw:text-box>
            <text:p><text:span text:style-name="T2">array(</text:span><text:span text:style-name="T3">(string)</text:span><text:span text:style-name="T2"> </text:span><text:span text:style-name="T5">'</text:span><text:span text:style-name="T6">null</text:span><text:span text:style-name="T5">'</text:span><text:span text:style-name="T2">, </text:span><text:span text:style-name="T7">NULL</text:span><text:span text:style-name="T2">);</text:span></text:p>
            <text:p><text:span text:style-name="T2">array(</text:span><text:span text:style-name="T3">(string)</text:span><text:span text:style-name="T2"> </text:span><text:span text:style-name="T5">'</text:span><text:span text:style-name="T6">bool</text:span><text:span text:style-name="T5">'</text:span><text:span text:style-name="T2">, </text:span><text:span text:style-name="T3">(bool)</text:span><text:span text:style-name="T2"> </text:span><text:span text:style-name="T4">value</text:span><text:span text:style-name="T2">);</text:span></text:p>
            <text:p><text:span text:style-name="T2">array(</text:span><text:span text:style-name="T3">(string)</text:span><text:span text:style-name="T2"> </text:span><text:span text:style-name="T5">'</text:span><text:span text:style-name="T6">int</text:span><text:span text:style-name="T5">'</text:span><text:span text:style-name="T2">, </text:span><text:span text:style-name="T3">(int)</text:span><text:span text:style-name="T2"> </text:span><text:span text:style-name="T4">value</text:span><text:span text:style-name="T2">);</text:span></text:p>
            <text:p><text:span text:style-name="T2">array(</text:span><text:span text:style-name="T3">(string)</text:span><text:span text:style-name="T2"> </text:span><text:span text:style-name="T6">'float'</text:span><text:span text:style-name="T2">, </text:span><text:span text:style-name="T3">(float)</text:span><text:span text:style-name="T2"> </text:span><text:span text:style-name="T4">value</text:span><text:span text:style-name="T2">);</text:span></text:p>
            <text:p><text:span text:style-name="T2">array(</text:span><text:span text:style-name="T3">(string)</text:span><text:span text:style-name="T2"> </text:span><text:span text:style-name="T5">'</text:span><text:span text:style-name="T6">string</text:span><text:span text:style-name="T5">'</text:span><text:span text:style-name="T2">, </text:span><text:span text:style-name="T3">(string)</text:span><text:span text:style-name="T2"> </text:span><text:span text:style-name="T4">value</text:span><text:span text:style-name="T2">);</text:span></text:p>
          </draw:text-box>
        </draw:frame>
        <draw:frame draw:style-name="gr6" draw:layer="layout" svg:width="8.533cm" svg:height="0.84cm" svg:x="0.999cm" svg:y="7.413cm">
          <draw:text-box>
            <text:p>Compound: Array</text:p>
          </draw:text-box>
        </draw:frame>
        <draw:line draw:style-name="gr3" draw:text-style-name="P3" draw:layer="layout" svg:x1="1cm" svg:y1="8.147cm" svg:x2="8.2cm" svg:y2="8.147cm">
          <text:p/>
        </draw:line>
        <draw:frame draw:style-name="gr7" draw:layer="layout" svg:width="15.199cm" svg:height="3.45cm" svg:x="1cm" svg:y="8.26cm">
          <draw:text-box>
            <text:p><text:span text:style-name="T2">array(</text:span><text:span text:style-name="T3">(string)</text:span><text:span text:style-name="T2"> </text:span><text:span text:style-name="T5">'</text:span><text:span text:style-name="T6">array</text:span><text:span text:style-name="T5">'</text:span><text:span text:style-name="T2">, array(</text:span></text:p>
            <text:p><text:span text:style-name="T8"><text:s text:c="4"/></text:span><text:span text:style-name="T8">// zero or more of:</text:span></text:p>
            <text:p><text:span text:style-name="T8"><text:s text:c="4"/></text:span><text:span text:style-name="T9">array(</text:span></text:p>
            <text:p><text:span text:style-name="T9"><text:s text:c="8"/></text:span><text:span text:style-name="T9">array(</text:span><text:span text:style-name="T8">(string)</text:span><text:span text:style-name="T9"> </text:span><text:span text:style-name="T10">typeName</text:span><text:span text:style-name="T11">,</text:span><text:span text:style-name="T10"> </text:span><text:span text:style-name="T12">(mixed)</text:span><text:span text:style-name="T10"> value</text:span><text:span text:style-name="T2">), </text:span><text:span text:style-name="T3">// key</text:span></text:p>
            <text:p><text:span text:style-name="T2"><text:s text:c="8"/></text:span><text:span text:style-name="T9">array(</text:span><text:span text:style-name="T8">(string)</text:span><text:span text:style-name="T9"> </text:span><text:span text:style-name="T10">typeName</text:span><text:span text:style-name="T11">,</text:span><text:span text:style-name="T10"> </text:span><text:span text:style-name="T12">(mixed)</text:span><text:span text:style-name="T10"> value</text:span><text:span text:style-name="T2">), </text:span><text:span text:style-name="T3">// value</text:span></text:p>
            <text:p><text:span text:style-name="T2"><text:s text:c="4"/></text:span><text:span text:style-name="T2">)</text:span></text:p>
            <text:p><text:span text:style-name="T2">));</text:span></text:p>
          </draw:text-box>
        </draw:frame>
        <draw:g>
          <draw:circle draw:style-name="gr8" draw:text-style-name="P3" draw:layer="layout" svg:width="0.268cm" svg:height="0.267cm" svg:x="3.248cm" svg:y="10.125cm">
            <text:p text:style-name="P3"><text:span text:style-name="T13">+</text:span></text:p>
          </draw:circle>
          <draw:line draw:style-name="gr9" draw:text-style-name="P3" draw:layer="layout" svg:x1="3.384cm" svg:y1="10.392cm" svg:x2="3.384cm" svg:y2="10.498cm">
            <text:p/>
          </draw:line>
          <draw:line draw:style-name="gr9" draw:text-style-name="P3" draw:layer="layout" svg:x1="3.384cm" svg:y1="10.022cm" svg:x2="3.384cm" svg:y2="10.128cm">
            <text:p/>
          </draw:line>
          <draw:line draw:style-name="gr9" draw:text-style-name="P3" draw:layer="layout" svg:x1="3.378cm" svg:y1="10.027cm" svg:x2="3.495cm" svg:y2="10.027cm">
            <text:p/>
          </draw:line>
          <draw:line draw:style-name="gr9" draw:text-style-name="P3" draw:layer="layout" svg:x1="3.378cm" svg:y1="10.49cm" svg:x2="3.495cm" svg:y2="10.49cm">
            <text:p/>
          </draw:line>
        </draw:g>
        <draw:frame draw:style-name="gr2" draw:layer="layout" svg:width="8.533cm" svg:height="0.84cm" svg:x="0.999cm" svg:y="11.868cm">
          <draw:text-box>
            <text:p>Compound: Object</text:p>
          </draw:text-box>
        </draw:frame>
        <draw:line draw:style-name="gr3" draw:text-style-name="P3" draw:layer="layout" svg:x1="1cm" svg:y1="12.601cm" svg:x2="8.2cm" svg:y2="12.601cm">
          <text:p/>
        </draw:line>
        <draw:frame draw:style-name="gr10" draw:layer="layout" svg:width="15.199cm" svg:height="4.84cm" svg:x="1cm" svg:y="12.64cm">
          <draw:text-box>
            <text:p><text:span text:style-name="T2">array(</text:span><text:span text:style-name="T3">(string)</text:span><text:span text:style-name="T2"> </text:span><text:span text:style-name="T5">'</text:span><text:span text:style-name="T6">object</text:span><text:span text:style-name="T5">'</text:span><text:span text:style-name="T2">, array(</text:span></text:p>
            <text:p><text:span text:style-name="T9"><text:s text:c="4"/></text:span><text:span text:style-name="T9">array(</text:span><text:span text:style-name="T8">(string)</text:span><text:span text:style-name="T9"> </text:span><text:span text:style-name="T14">'</text:span><text:span text:style-name="T15">classname</text:span><text:span text:style-name="T14">'</text:span><text:span text:style-name="T11">,</text:span><text:span text:style-name="T10"> </text:span><text:span text:style-name="T12">(string)</text:span><text:span text:style-name="T10"> className</text:span><text:span text:style-name="T2">),</text:span></text:p>
            <text:p><text:span text:style-name="T2"><text:s text:c="4"/></text:span><text:span text:style-name="T9">array(</text:span><text:span text:style-name="T8">(string)</text:span><text:span text:style-name="T9"> </text:span><text:span text:style-name="T14">'</text:span><text:span text:style-name="T15">members</text:span><text:span text:style-name="T14">'</text:span><text:span text:style-name="T11">,</text:span><text:span text:style-name="T10"> </text:span><text:span text:style-name="T16">array(</text:span></text:p>
            <text:p><text:span text:style-name="T10"><text:s text:c="8"/></text:span><text:span text:style-name="T12">// zero or more of:</text:span></text:p>
            <text:p><text:span text:style-name="T12"><text:s text:c="8"/></text:span><text:span text:style-name="T2">array(</text:span></text:p>
            <text:p><text:span text:style-name="T9"><text:s text:c="12"/></text:span><text:span text:style-name="T9">array(</text:span><text:span text:style-name="T8">(string)</text:span><text:span text:style-name="T9"> </text:span><text:span text:style-name="T14">'</text:span><text:span text:style-name="T15">member</text:span><text:span text:style-name="T14">'</text:span><text:span text:style-name="T11">,</text:span><text:span text:style-name="T10"> </text:span><text:span text:style-name="T12">(string)</text:span><text:span text:style-name="T10"> memberName</text:span><text:span text:style-name="T2">),</text:span></text:p>
            <text:p><text:span text:style-name="T2"><text:s text:c="12"/></text:span><text:span text:style-name="T9">array(</text:span><text:span text:style-name="T8">(string)</text:span><text:span text:style-name="T9"> </text:span><text:span text:style-name="T10">typeName</text:span><text:span text:style-name="T11">,</text:span><text:span text:style-name="T10"> </text:span><text:span text:style-name="T12">(mixed)</text:span><text:span text:style-name="T10"> value</text:span><text:span text:style-name="T2">),</text:span></text:p>
            <text:p><text:span text:style-name="T2"><text:s text:c="8"/></text:span><text:span text:style-name="T2">)</text:span></text:p>
            <text:p><text:span text:style-name="T2"><text:s text:c="4"/></text:span><text:span text:style-name="T2">))</text:span></text:p>
            <text:p><text:span text:style-name="T2">));</text:span></text:p>
          </draw:text-box>
        </draw:frame>
        <draw:g>
          <draw:circle draw:style-name="gr8" draw:text-style-name="P3" draw:layer="layout" svg:width="0.267cm" svg:height="0.267cm" svg:x="2.281cm" svg:y="13.546cm">
            <text:p text:style-name="P3"><text:span text:style-name="T13">+</text:span></text:p>
          </draw:circle>
          <draw:line draw:style-name="gr9" draw:text-style-name="P3" draw:layer="layout" svg:x1="2.416cm" svg:y1="13.813cm" svg:x2="2.416cm" svg:y2="13.919cm">
            <text:p/>
          </draw:line>
          <draw:line draw:style-name="gr9" draw:text-style-name="P3" draw:layer="layout" svg:x1="2.416cm" svg:y1="13.444cm" svg:x2="2.416cm" svg:y2="13.55cm">
            <text:p/>
          </draw:line>
          <draw:line draw:style-name="gr9" draw:text-style-name="P3" draw:layer="layout" svg:x1="2.41cm" svg:y1="13.449cm" svg:x2="2.527cm" svg:y2="13.449cm">
            <text:p/>
          </draw:line>
          <draw:line draw:style-name="gr9" draw:text-style-name="P3" draw:layer="layout" svg:x1="2.41cm" svg:y1="13.912cm" svg:x2="2.527cm" svg:y2="13.912cm">
            <text:p/>
          </draw:line>
        </draw:g>
        <draw:g>
          <draw:circle draw:style-name="gr8" draw:text-style-name="P3" draw:layer="layout" svg:width="0.267cm" svg:height="0.267cm" svg:x="4.161cm" svg:y="15.386cm">
            <text:p text:style-name="P3">+</text:p>
          </draw:circle>
          <draw:line draw:style-name="gr9" draw:text-style-name="P3" draw:layer="layout" svg:x1="4.296cm" svg:y1="15.653cm" svg:x2="4.296cm" svg:y2="15.759cm">
            <text:p/>
          </draw:line>
          <draw:line draw:style-name="gr9" draw:text-style-name="P3" draw:layer="layout" svg:x1="4.296cm" svg:y1="15.284cm" svg:x2="4.296cm" svg:y2="15.39cm">
            <text:p/>
          </draw:line>
          <draw:line draw:style-name="gr9" draw:text-style-name="P3" draw:layer="layout" svg:x1="4.291cm" svg:y1="15.288cm" svg:x2="4.408cm" svg:y2="15.288cm">
            <text:p/>
          </draw:line>
          <draw:line draw:style-name="gr9" draw:text-style-name="P3" draw:layer="layout" svg:x1="4.291cm" svg:y1="15.751cm" svg:x2="4.408cm" svg:y2="15.751cm">
            <text:p/>
          </draw:line>
        </draw:g>
        <draw:frame draw:style-name="gr2" draw:layer="layout" svg:width="8.533cm" svg:height="0.84cm" svg:x="1cm" svg:y="17.655cm">
          <draw:text-box>
            <text:p>Recursion</text:p>
          </draw:text-box>
        </draw:frame>
        <draw:line draw:style-name="gr3" draw:text-style-name="P3" draw:layer="layout" svg:x1="1.001cm" svg:y1="18.388cm" svg:x2="8.201cm" svg:y2="18.388cm">
          <text:p/>
        </draw:line>
        <draw:frame draw:style-name="gr11" draw:layer="layout" svg:width="12.532cm" svg:height="1.165cm" svg:x="1cm" svg:y="18.459cm">
          <draw:text-box>
            <text:p><text:span text:style-name="T2">array(</text:span><text:span text:style-name="T3">(string)</text:span><text:span text:style-name="T2"> </text:span><text:span text:style-name="T5">'</text:span><text:span text:style-name="T6">recursion</text:span><text:span text:style-name="T5">'</text:span><text:span text:style-name="T2">, </text:span><text:span text:style-name="T3">(int)</text:span><text:span text:style-name="T2"> </text:span><text:span text:style-name="T4">index</text:span><text:span text:style-name="T2">);</text:span></text:p>
            <text:p><text:span text:style-name="T2">array(</text:span><text:span text:style-name="T3">(string)</text:span><text:span text:style-name="T2"> </text:span><text:span text:style-name="T5">'</text:span><text:span text:style-name="T6">recursionref</text:span><text:span text:style-name="T5">'</text:span><text:span text:style-name="T2">, </text:span><text:span text:style-name="T3">(int)</text:span><text:span text:style-name="T2"> </text:span><text:span text:style-name="T4">index</text:span><text:span text:style-name="T2">);</text:span></text:p>
          </draw:text-box>
        </draw:frame>
        <draw:frame draw:style-name="gr12" draw:text-style-name="P4" draw:layer="layout" svg:width="6.543cm" svg:height="0.581cm" svg:x="1cm" svg:y="28.125cm">
          <draw:text-box>
            <text:p><text:span text:style-name="T17">Serialized </text:span><text:span text:style-name="T18">- PHP Library for Serialized Data</text:span></text:p>
          </draw:text-box>
        </draw:frame>
        <draw:frame draw:style-name="gr13" draw:text-style-name="P6" draw:layer="layout" svg:width="11.349cm" svg:height="0.581cm" svg:x="8.651cm" svg:y="28.119cm">
          <draw:text-box>
            <text:p text:style-name="P5"><text:span text:style-name="T18">Copyright © 2010-2011 Tom Klingenberg &lt;http://lastflood.com/&gt;</text:span></text:p>
          </draw:text-box>
        </draw:frame>
        <draw:frame draw:style-name="gr2" draw:layer="layout" svg:width="8.533cm" svg:height="0.84cm" svg:x="0.999cm" svg:y="19.895cm">
          <draw:text-box>
            <text:p>Compound: Custom</text:p>
          </draw:text-box>
        </draw:frame>
        <draw:line draw:style-name="gr3" draw:text-style-name="P3" draw:layer="layout" svg:x1="1cm" svg:y1="20.528cm" svg:x2="8.2cm" svg:y2="20.528cm">
          <text:p/>
        </draw:line>
        <draw:frame draw:style-name="gr14" draw:layer="layout" svg:width="15.199cm" svg:height="2.67cm" svg:x="1cm" svg:y="20.667cm">
          <draw:text-box>
            <text:p><text:span text:style-name="T2">array(</text:span><text:span text:style-name="T3">(string)</text:span><text:span text:style-name="T2"> </text:span><text:span text:style-name="T5">'</text:span><text:span text:style-name="T6">custom</text:span><text:span text:style-name="T5">'</text:span><text:span text:style-name="T2">, array(</text:span></text:p>
            <text:p><text:span text:style-name="T9"><text:s text:c="4"/></text:span><text:span text:style-name="T9">array(</text:span><text:span text:style-name="T8">(string)</text:span><text:span text:style-name="T9"> </text:span><text:span text:style-name="T14">'</text:span><text:span text:style-name="T15">classname</text:span><text:span text:style-name="T14">'</text:span><text:span text:style-name="T11">,</text:span><text:span text:style-name="T10"> </text:span><text:span text:style-name="T12">(string)</text:span><text:span text:style-name="T10"> className</text:span><text:span text:style-name="T2">),</text:span></text:p>
            <text:p><text:span text:style-name="T2"><text:s text:c="4"/></text:span><text:span text:style-name="T9">array(</text:span><text:span text:style-name="T8">(string)</text:span><text:span text:style-name="T9"> </text:span><text:span text:style-name="T14">'</text:span><text:span text:style-name="T15">data</text:span><text:span text:style-name="T14">'</text:span><text:span text:style-name="T11">,</text:span><text:span text:style-name="T10"> </text:span><text:span text:style-name="T12">(string)</text:span><text:span text:style-name="T10"> customData</text:span><text:span text:style-name="T16">),</text:span></text:p>
            <text:p><text:span text:style-name="T2"><text:s text:c="4"/></text:span><text:span text:style-name="T2">))</text:span></text:p>
            <text:p><text:span text:style-name="T2">));</text:span></text:p>
          </draw:text-box>
        </draw:frame>
        <draw:g>
          <draw:circle draw:style-name="gr8" draw:text-style-name="P3" draw:layer="layout" svg:width="0.267cm" svg:height="0.267cm" svg:x="2.281cm" svg:y="21.573cm">
            <text:p text:style-name="P3"><text:span text:style-name="T13">+</text:span></text:p>
          </draw:circle>
          <draw:line draw:style-name="gr9" draw:text-style-name="P3" draw:layer="layout" svg:x1="2.416cm" svg:y1="21.84cm" svg:x2="2.416cm" svg:y2="21.946cm">
            <text:p/>
          </draw:line>
          <draw:line draw:style-name="gr9" draw:text-style-name="P3" draw:layer="layout" svg:x1="2.416cm" svg:y1="21.471cm" svg:x2="2.416cm" svg:y2="21.577cm">
            <text:p/>
          </draw:line>
          <draw:line draw:style-name="gr9" draw:text-style-name="P3" draw:layer="layout" svg:x1="2.41cm" svg:y1="21.476cm" svg:x2="2.527cm" svg:y2="21.476cm">
            <text:p/>
          </draw:line>
          <draw:line draw:style-name="gr9" draw:text-style-name="P3" draw:layer="layout" svg:x1="2.41cm" svg:y1="21.939cm" svg:x2="2.527cm" svg:y2="21.939cm">
            <text:p/>
          </draw:line>
        </draw:g>
        <draw:frame draw:style-name="gr2" draw:layer="layout" svg:width="8.533cm" svg:height="0.84cm" svg:x="0.999cm" svg:y="23.255cm">
          <draw:text-box>
            <text:p>Compound: Session/Variables</text:p>
          </draw:text-box>
        </draw:frame>
        <draw:line draw:style-name="gr3" draw:text-style-name="P3" draw:layer="layout" svg:x1="1cm" svg:y1="23.988cm" svg:x2="8.2cm" svg:y2="23.988cm">
          <text:p/>
        </draw:line>
        <draw:frame draw:style-name="gr15" draw:layer="layout" svg:width="15.199cm" svg:height="3.451cm" svg:x="1cm" svg:y="24.027cm">
          <draw:text-box>
            <text:p><text:span text:style-name="T2">array(</text:span><text:span text:style-name="T3">(string)</text:span><text:span text:style-name="T2"> </text:span><text:span text:style-name="T5">'</text:span><text:span text:style-name="T6">variables</text:span><text:span text:style-name="T5">'</text:span><text:span text:style-name="T2">, array(</text:span></text:p>
            <text:p><text:span text:style-name="T2"><text:s text:c="4"/></text:span><text:span text:style-name="T12">// zero or more of:</text:span></text:p>
            <text:p><text:span text:style-name="T12"><text:s text:c="4"/></text:span><text:span text:style-name="T2">array(</text:span></text:p>
            <text:p><text:span text:style-name="T9"><text:s text:c="8"/></text:span><text:span text:style-name="T9">array(</text:span><text:span text:style-name="T8">(string)</text:span><text:span text:style-name="T9"> </text:span><text:span text:style-name="T14">'</text:span><text:span text:style-name="T15">name</text:span><text:span text:style-name="T14">'</text:span><text:span text:style-name="T11">,</text:span><text:span text:style-name="T10"> </text:span><text:span text:style-name="T12">(string)</text:span><text:span text:style-name="T10"> variableName</text:span><text:span text:style-name="T2">),</text:span></text:p>
            <text:p><text:span text:style-name="T2"><text:s text:c="8"/></text:span><text:span text:style-name="T9">array(</text:span><text:span text:style-name="T8">(string)</text:span><text:span text:style-name="T9"> </text:span><text:span text:style-name="T10">typeName</text:span><text:span text:style-name="T11">,</text:span><text:span text:style-name="T10"> </text:span><text:span text:style-name="T12">(mixed)</text:span><text:span text:style-name="T10"> value</text:span><text:span text:style-name="T2">),</text:span></text:p>
            <text:p><text:span text:style-name="T2"><text:s text:c="4"/></text:span><text:span text:style-name="T2">)</text:span></text:p>
            <text:p><text:span text:style-name="T2">));</text:span></text:p>
          </draw:text-box>
        </draw:frame>
        <draw:g>
          <draw:circle draw:style-name="gr8" draw:text-style-name="P3" draw:layer="layout" svg:width="0.267cm" svg:height="0.267cm" svg:x="3.281cm" svg:y="25.873cm">
            <text:p text:style-name="P3">+</text:p>
          </draw:circle>
          <draw:line draw:style-name="gr9" draw:text-style-name="P3" draw:layer="layout" svg:x1="3.416cm" svg:y1="26.14cm" svg:x2="3.416cm" svg:y2="26.246cm">
            <text:p/>
          </draw:line>
          <draw:line draw:style-name="gr9" draw:text-style-name="P3" draw:layer="layout" svg:x1="3.416cm" svg:y1="25.771cm" svg:x2="3.416cm" svg:y2="25.877cm">
            <text:p/>
          </draw:line>
          <draw:line draw:style-name="gr9" draw:text-style-name="P3" draw:layer="layout" svg:x1="3.411cm" svg:y1="25.775cm" svg:x2="3.528cm" svg:y2="25.775cm">
            <text:p/>
          </draw:line>
          <draw:line draw:style-name="gr9" draw:text-style-name="P3" draw:layer="layout" svg:x1="3.411cm" svg:y1="26.238cm" svg:x2="3.528cm" svg:y2="26.23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ans'" style:font-style-name="Roman" style:font-family-generic="swiss" style:font-pitch="variable" fo:font-size="14.3999996185303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standard">
      <style:graphic-properties draw:stroke="none" fo:padding-left="0.85cm"/>
      <style:text-properties fo:font-family="'Bitstream Vera Sans Mono'" style:font-style-name="Roman" style:font-family-generic="modern" style:font-pitch="fixed" fo:font-size="11.1999998092651pt"/>
    </style:style>
    <style:style style:name="Section" style:family="graphic" style:parent-style-name="standard">
      <style:text-properties fo:font-size="14.3999996185303pt" style:text-underline-style="solid" style:text-underline-width="auto" style:text-underline-color="font-color"/>
    </style:style>
    <style:style style:name="Plus_20_Sign" style:display-name="Plus Sign" style:family="graphic" style:parent-style-name="standard">
      <style:graphic-properties draw:stroke="solid"/>
      <style:text-properties fo:font-size="6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Tom Klingenberg</meta:initial-creator>
    <meta:creation-date>2010-12-26T02:45:27</meta:creation-date>
    <dc:date>2011-05-14T14:17:10.64</dc:date>
    <dc:creator>Tom Klingenberg</dc:creator>
    <meta:editing-duration>PT2H24M53S</meta:editing-duration>
    <meta:editing-cycles>155</meta:editing-cycles>
    <meta:generator>OpenOffice.org/3.3$Win32 OpenOffice.org_project/330m20$Build-9567</meta:generator>
    <meta:keyword>PHP</meta:keyword>
    <meta:keyword>serialize</meta:keyword>
    <meta:keyword>array</meta:keyword>
    <dc:title>Serialized Array Notation</dc:title>
    <dc:subject>Serialized - PHP Library for Serialized Data</dc:subject>
    <meta:printed-by>Tom Klingenberg</meta:printed-by>
    <meta:print-date>2011-05-14T14:12:50.56</meta:print-date>
    <meta:document-statistic meta:object-count="54"/>
  </office:meta>
</office:document-meta>
</file>